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97CB00003F9A00002FBABF0431BC44C8092A.svg" manifest:media-type="image/svg+xml"/>
  <manifest:file-entry manifest:full-path="Pictures/1000020100000267000001CE6791CE3D31A12358.png" manifest:media-type="image/png"/>
  <manifest:file-entry manifest:full-path="Pictures/1000850D00003F9A00002FBAEFEAF435DBC589B2.svg" manifest:media-type="image/svg+xml"/>
  <manifest:file-entry manifest:full-path="Pictures/1000924500003F9A00002FBAD392C5E0E54DB0C5.svg" manifest:media-type="image/svg+xml"/>
  <manifest:file-entry manifest:full-path="Pictures/1000020100000280000001E0734150C3A7DFB03B.png" manifest:media-type="image/png"/>
  <manifest:file-entry manifest:full-path="Pictures/1000020100000267000001CE17B2064C15A6F3C5.png" manifest:media-type="image/png"/>
  <manifest:file-entry manifest:full-path="Pictures/1000020100000280000001E045F1EF05037CE6D2.png" manifest:media-type="image/png"/>
  <manifest:file-entry manifest:full-path="Pictures/1000020100000267000001CE6DA01E75857AC0D5.png" manifest:media-type="image/png"/>
  <manifest:file-entry manifest:full-path="Pictures/1000020100000280000001E0AD74370640E5DFE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12f7e9" officeooo:paragraph-rsid="00242404" style:font-weight-asian="bold" style:font-weight-complex="bold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504da6" officeooo:paragraph-rsid="00504da6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532f09" officeooo:paragraph-rsid="00532f09" style:font-weight-asian="bold" style:font-weight-complex="bold"/>
    </style:style>
    <style:style style:name="P4" style:family="paragraph" style:parent-style-name="Text_20_body">
      <style:text-properties style:text-underline-style="none" fo:font-weight="normal" officeooo:rsid="00187461" officeooo:paragraph-rsid="00205577" style:font-weight-asian="normal" style:font-weight-complex="normal"/>
    </style:style>
    <style:style style:name="P5" style:family="paragraph" style:parent-style-name="Text_20_body">
      <style:text-properties style:text-underline-style="none" fo:font-weight="normal" officeooo:rsid="00187461" officeooo:paragraph-rsid="00242404" style:font-weight-asian="normal" style:font-weight-complex="normal"/>
    </style:style>
    <style:style style:name="P6" style:family="paragraph" style:parent-style-name="Text_20_body">
      <style:text-properties style:text-underline-style="none" fo:font-weight="normal" officeooo:rsid="00284315" officeooo:paragraph-rsid="005114c6" style:font-weight-asian="normal" style:font-weight-complex="normal"/>
    </style:style>
    <style:style style:name="P7" style:family="paragraph" style:parent-style-name="Text_20_body">
      <style:text-properties style:text-underline-style="none" fo:font-weight="normal" officeooo:rsid="005ea3fb" officeooo:paragraph-rsid="005ea3fb" style:font-weight-asian="normal" style:font-weight-complex="normal"/>
    </style:style>
    <style:style style:name="P8" style:family="paragraph" style:parent-style-name="Text_20_body">
      <style:text-properties style:text-underline-style="none" fo:font-weight="normal" officeooo:rsid="006afee7" officeooo:paragraph-rsid="006afee7" style:font-weight-asian="normal" style:font-weight-complex="normal"/>
    </style:style>
    <style:style style:name="P9" style:family="paragraph" style:parent-style-name="Text_20_body">
      <style:text-properties style:text-underline-style="none" fo:font-weight="normal" officeooo:rsid="006c348c" officeooo:paragraph-rsid="006c348c" style:font-weight-asian="normal" style:font-weight-complex="normal"/>
    </style:style>
    <style:style style:name="P10" style:family="paragraph" style:parent-style-name="Text_20_body">
      <style:text-properties style:text-underline-style="none" fo:font-weight="normal" officeooo:rsid="0079e3ed" officeooo:paragraph-rsid="0079e3ed" style:font-weight-asian="normal" style:font-weight-complex="normal"/>
    </style:style>
    <style:style style:name="P11" style:family="paragraph" style:parent-style-name="Text_20_body">
      <style:text-properties fo:font-size="12pt" fo:font-weight="normal" officeooo:rsid="00243de6" officeooo:paragraph-rsid="006377f0" style:font-size-asian="12pt" style:font-weight-asian="normal" style:font-size-complex="12pt" style:font-weight-complex="normal"/>
    </style:style>
    <style:style style:name="P12" style:family="paragraph" style:parent-style-name="Heading_20_3">
      <style:paragraph-properties fo:break-before="page"/>
    </style:style>
    <style:style style:name="P13" style:family="paragraph" style:parent-style-name="Heading_20_3">
      <style:paragraph-properties fo:break-before="page"/>
      <style:text-properties style:font-name="Liberation Sans1" fo:font-size="14.1000003814697pt" fo:font-weight="bold" officeooo:rsid="004f58a1" officeooo:paragraph-rsid="004f58a1" style:font-name-asian="Microsoft YaHei" style:font-size-asian="14.1000003814697pt" style:font-weight-asian="bold" style:font-name-complex="Arial" style:font-size-complex="14.1000003814697pt" style:font-weight-complex="bold"/>
    </style:style>
    <style:style style:name="P14" style:family="paragraph" style:parent-style-name="Text_20_body">
      <style:text-properties style:text-underline-style="none" fo:font-weight="normal" officeooo:rsid="004184f6" officeooo:paragraph-rsid="005b2fd3" style:font-weight-asian="normal" style:font-weight-complex="normal"/>
    </style:style>
    <style:style style:name="P15" style:family="paragraph" style:parent-style-name="Text_20_body">
      <style:text-properties style:text-underline-style="none" fo:font-weight="normal" officeooo:rsid="00ad2b5c" officeooo:paragraph-rsid="00ad2b5c" style:font-weight-asian="normal" style:font-weight-complex="normal"/>
    </style:style>
    <style:style style:name="P16" style:family="paragraph" style:parent-style-name="Text_20_body">
      <style:text-properties style:text-underline-style="none" fo:font-weight="normal" officeooo:rsid="0072c4ac" officeooo:paragraph-rsid="0072c4ac" style:font-weight-asian="normal" style:font-weight-complex="normal"/>
    </style:style>
    <style:style style:name="P17" style:family="paragraph" style:parent-style-name="Text_20_body">
      <style:text-properties style:text-underline-style="none" fo:font-weight="normal" officeooo:rsid="0081f2a7" officeooo:paragraph-rsid="00c3e811" style:font-weight-asian="normal" style:font-weight-complex="normal"/>
    </style:style>
    <style:style style:name="P18" style:family="paragraph" style:parent-style-name="Text_20_body">
      <style:text-properties style:text-underline-style="none" fo:font-weight="normal" officeooo:rsid="00975107" officeooo:paragraph-rsid="00c3e811" style:font-weight-asian="normal" style:font-weight-complex="normal"/>
    </style:style>
    <style:style style:name="P19" style:family="paragraph" style:parent-style-name="Text_20_body">
      <style:text-properties style:text-underline-style="none" fo:font-weight="normal" officeooo:rsid="00975107" officeooo:paragraph-rsid="00d592bc" style:font-weight-asian="normal" style:font-weight-complex="normal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5b2fd3" officeooo:paragraph-rsid="00242404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ac119a" officeooo:paragraph-rsid="00ac119a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6257d3" officeooo:paragraph-rsid="006257d3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6257d3" officeooo:paragraph-rsid="0076fce3" style:font-weight-asian="bold" style:font-weight-complex="bold"/>
    </style:style>
    <style:style style:name="P24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6257d3" officeooo:paragraph-rsid="006257d3" style:font-weight-asian="bold" style:font-weight-complex="bold"/>
    </style:style>
    <style:style style:name="P25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6257d3" officeooo:paragraph-rsid="0076fce3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87461" style:font-weight-asian="normal" style:font-weight-complex="normal"/>
    </style:style>
    <style:style style:name="T3" style:family="text">
      <style:text-properties style:text-underline-style="none" fo:font-weight="normal" officeooo:rsid="002f84be" style:font-weight-asian="normal" style:font-weight-complex="normal"/>
    </style:style>
    <style:style style:name="T4" style:family="text">
      <style:text-properties style:text-underline-style="none" fo:font-weight="normal" officeooo:rsid="0031054e" style:font-weight-asian="normal" style:font-weight-complex="normal"/>
    </style:style>
    <style:style style:name="T5" style:family="text">
      <style:text-properties style:text-underline-style="none" fo:font-weight="normal" officeooo:rsid="00552258" style:font-weight-asian="normal" style:font-weight-complex="normal"/>
    </style:style>
    <style:style style:name="T6" style:family="text">
      <style:text-properties style:text-underline-style="none" fo:font-weight="normal" officeooo:rsid="003bc335" style:font-weight-asian="normal" style:font-weight-complex="normal"/>
    </style:style>
    <style:style style:name="T7" style:family="text">
      <style:text-properties officeooo:rsid="0019395a"/>
    </style:style>
    <style:style style:name="T8" style:family="text">
      <style:text-properties officeooo:rsid="004e7c85"/>
    </style:style>
    <style:style style:name="T9" style:family="text">
      <style:text-properties officeooo:rsid="0050c553"/>
    </style:style>
    <style:style style:name="T10" style:family="text">
      <style:text-properties style:font-name="Liberation Sans1" officeooo:rsid="004f58a1" style:font-name-asian="Microsoft YaHei" style:font-name-complex="Arial"/>
    </style:style>
    <style:style style:name="T11" style:family="text">
      <style:text-properties style:font-name="Liberation Sans1" officeooo:rsid="00248ef5" style:font-name-asian="Microsoft YaHei" style:font-name-complex="Arial"/>
    </style:style>
    <style:style style:name="T12" style:family="text">
      <style:text-properties style:font-name="Liberation Sans1" officeooo:rsid="006377f0" style:font-name-asian="Microsoft YaHei" style:font-name-complex="Arial"/>
    </style:style>
    <style:style style:name="T13" style:family="text">
      <style:text-properties officeooo:rsid="006cb50a"/>
    </style:style>
    <style:style style:name="T14" style:family="text">
      <style:text-properties officeooo:rsid="006ec0b8"/>
    </style:style>
    <style:style style:name="T15" style:family="text">
      <style:text-properties officeooo:rsid="006ef213"/>
    </style:style>
    <style:style style:name="T16" style:family="text">
      <style:text-properties officeooo:rsid="007435c3"/>
    </style:style>
    <style:style style:name="T17" style:family="text">
      <style:text-properties officeooo:rsid="00762ff1"/>
    </style:style>
    <style:style style:name="T18" style:family="text">
      <style:text-properties officeooo:rsid="0076fce3"/>
    </style:style>
    <style:style style:name="T19" style:family="text">
      <style:text-properties officeooo:rsid="007b5dce"/>
    </style:style>
    <style:style style:name="T20" style:family="text">
      <style:text-properties officeooo:rsid="0082f636"/>
    </style:style>
    <style:style style:name="T21" style:family="text">
      <style:text-properties officeooo:rsid="0083df1a"/>
    </style:style>
    <style:style style:name="T22" style:family="text">
      <style:text-properties officeooo:rsid="00847767"/>
    </style:style>
    <style:style style:name="T23" style:family="text">
      <style:text-properties officeooo:rsid="0086ca45"/>
    </style:style>
    <style:style style:name="T24" style:family="text">
      <style:text-properties officeooo:rsid="0088a89e"/>
    </style:style>
    <style:style style:name="T25" style:family="text">
      <style:text-properties officeooo:rsid="0089d496"/>
    </style:style>
    <style:style style:name="T26" style:family="text">
      <style:text-properties officeooo:rsid="008bde9f"/>
    </style:style>
    <style:style style:name="T27" style:family="text">
      <style:text-properties officeooo:rsid="008d76c5"/>
    </style:style>
    <style:style style:name="T28" style:family="text">
      <style:text-properties officeooo:rsid="00905d6d"/>
    </style:style>
    <style:style style:name="T29" style:family="text">
      <style:text-properties officeooo:rsid="009187d9"/>
    </style:style>
    <style:style style:name="T30" style:family="text">
      <style:text-properties officeooo:rsid="0093669c"/>
    </style:style>
    <style:style style:name="T31" style:family="text">
      <style:text-properties officeooo:rsid="00950b2b"/>
    </style:style>
    <style:style style:name="T32" style:family="text">
      <style:text-properties officeooo:rsid="00975107"/>
    </style:style>
    <style:style style:name="T33" style:family="text">
      <style:text-properties officeooo:rsid="0098cfdb"/>
    </style:style>
    <style:style style:name="T34" style:family="text">
      <style:text-properties officeooo:rsid="009967e2"/>
    </style:style>
    <style:style style:name="T35" style:family="text">
      <style:text-properties officeooo:rsid="009bd27a"/>
    </style:style>
    <style:style style:name="T36" style:family="text">
      <style:text-properties officeooo:rsid="009cb513"/>
    </style:style>
    <style:style style:name="T37" style:family="text">
      <style:text-properties officeooo:rsid="009da820"/>
    </style:style>
    <style:style style:name="T38" style:family="text">
      <style:text-properties officeooo:rsid="009df7e2"/>
    </style:style>
    <style:style style:name="T39" style:family="text">
      <style:text-properties officeooo:rsid="00a198b2"/>
    </style:style>
    <style:style style:name="T40" style:family="text">
      <style:text-properties officeooo:rsid="00a1f01c"/>
    </style:style>
    <style:style style:name="T41" style:family="text">
      <style:text-properties officeooo:rsid="00a92ba4"/>
    </style:style>
    <style:style style:name="T42" style:family="text">
      <style:text-properties officeooo:rsid="00aaf92d"/>
    </style:style>
    <style:style style:name="T43" style:family="text">
      <style:text-properties officeooo:rsid="00b00248"/>
    </style:style>
    <style:style style:name="T44" style:family="text">
      <style:text-properties officeooo:rsid="00b16cb5"/>
    </style:style>
    <style:style style:name="T45" style:family="text">
      <style:text-properties officeooo:rsid="00b449cf"/>
    </style:style>
    <style:style style:name="T46" style:family="text">
      <style:text-properties officeooo:rsid="00b6279d"/>
    </style:style>
    <style:style style:name="T47" style:family="text">
      <style:text-properties officeooo:rsid="00bb9edd"/>
    </style:style>
    <style:style style:name="T48" style:family="text">
      <style:text-properties officeooo:rsid="00be48b2"/>
    </style:style>
    <style:style style:name="T49" style:family="text">
      <style:text-properties officeooo:rsid="00bed078"/>
    </style:style>
    <style:style style:name="T50" style:family="text">
      <style:text-properties officeooo:rsid="00c0860d"/>
    </style:style>
    <style:style style:name="T51" style:family="text">
      <style:text-properties officeooo:rsid="00c19dd5"/>
    </style:style>
    <style:style style:name="T52" style:family="text">
      <style:text-properties officeooo:rsid="008c711e"/>
    </style:style>
    <style:style style:name="T53" style:family="text">
      <style:text-properties officeooo:rsid="009abce1"/>
    </style:style>
    <style:style style:name="T54" style:family="text">
      <style:text-properties officeooo:rsid="00c3e811"/>
    </style:style>
    <style:style style:name="T55" style:family="text">
      <style:text-properties officeooo:rsid="00c5d965"/>
    </style:style>
    <style:style style:name="T56" style:family="text">
      <style:text-properties officeooo:rsid="00c9f68c"/>
    </style:style>
    <style:style style:name="T57" style:family="text">
      <style:text-properties officeooo:rsid="00ce8de8"/>
    </style:style>
    <style:style style:name="T58" style:family="text">
      <style:text-properties officeooo:rsid="00cf26db"/>
    </style:style>
    <style:style style:name="T59" style:family="text">
      <style:text-properties officeooo:rsid="00d271f7"/>
    </style:style>
    <style:style style:name="T60" style:family="text">
      <style:text-properties officeooo:rsid="00d2791c"/>
    </style:style>
    <style:style style:name="T61" style:family="text">
      <style:text-properties officeooo:rsid="00d2d0df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D"/>
      </text:sequence-decls>
      <text:h text:style-name="Heading_20_3" text:outline-level="3">Titelblatt</text:h>
      <text:h text:style-name="P12" text:outline-level="3">Kurzfassung</text:h>
      <text:h text:style-name="P12" text:outline-level="3">Inhaltsverzeichnis</text:h>
      <text:h text:style-name="P12" text:outline-level="3">Einleitung</text:h>
      <text:h text:style-name="P12" text:outline-level="3">Grundlagen</text:h>
      <text:h text:style-name="P12" text:outline-level="3">Durchführung</text:h>
      <text:h text:style-name="P13" text:outline-level="3">Ergebnisse</text:h>
      <text:p text:style-name="P11"><text:span text:style-name="T10">Nun werden die Ergebnisse der Messungen zur Laufzeit und dem Speicher </text:span><text:span text:style-name="T11">in Form von Diagrammen</text:span><text:span text:style-name="T10"> dargestellt </text:span><text:span text:style-name="T12">und mit Bezug auf die Grundlagen interpretiert</text:span><text:span text:style-name="T10">. </text:span></text:p>
      <text:p text:style-name="P1">Speicherplatzverwaltung <text:span text:style-name="T9">ist</text:span> <text:span text:style-name="T8">fest vorgegeben</text:span></text:p>
      <text:p text:style-name="P2"><text:span text:style-name="T2">I</text:span><text:span text:style-name="T1">n diesem Kapitel wird verdeutlicht, dass die Speicherplatzverwaltung fest vorgegeben ist.</text:span></text:p>
      <text:p text:style-name="P6"><text:span text:style-name="T39">Das</text:span><text:span text:style-name="T2"> folgenden Diagramme D1 <text:s/>zeig</text:span><text:span text:style-name="T40">t</text:span><text:span text:style-name="T2"> die Mittelwerte der Speicherbelegung in Bytes nach Anzahl an hinzugefügten Elementen.</text:span></text:p>
      <text:p text:style-name="P5"><draw:frame draw:style-name="fr3" draw:name="Frame6" text:anchor-type="char" svg:x="0.0839in" svg:y="-0.0016in" svg:width="6.6417in" draw:z-index="0"><draw:text-box fo:min-height="5.098in"><text:p text:style-name="D"><draw:frame draw:style-name="fr5" draw:name="Image6" text:anchor-type="paragraph" svg:x="0in" svg:y="0in" svg:width="6.4102in" style:rel-width="100%" svg:height="4.8102in" style:rel-height="scale" draw:z-index="1"><draw:image xlink:href="Pictures/100097CB00003F9A00002FBABF0431BC44C8092A.svg" xlink:type="simple" xlink:show="embed" xlink:actuate="onLoad" draw:mime-type="image/svg+xml"/><draw:image xlink:href="Pictures/1000020100000267000001CE6791CE3D31A12358.png" xlink:type="simple" xlink:show="embed" xlink:actuate="onLoad" draw:mime-type="image/png"/></draw:frame>D<text:span text:style-name="T41">1</text:span></text:p></draw:text-box></draw:frame></text:p>
      <text:p text:style-name="P3"><text:span text:style-name="T2">H</text:span><text:span text:style-name="T1">ier </text:span><text:span text:style-name="T3">ist zu erkennen, dass der belegte Speicher des Arrays linear ansteigt, </text:span><text:span text:style-name="T4">während der belegte Speicher der Liste stufenweise ansteigt. </text:span><text:span text:style-name="T5">Es ist außerdem zu erkennen, dass die Abstände zwischen den Speicherplatzveränderungen der Liste und die Speicherplatzveränderungen der Liste systematisch größer werden.</text:span></text:p>
      <text:p text:style-name="P5"/>
      <text:p text:style-name="P20"><text:span text:style-name="T6"/></text:p>
      <text:p text:style-name="P21"><text:span text:style-name="T6"/></text:p>
      <text:p text:style-name="P21"><text:span text:style-name="T6"/></text:p>
      <text:p text:style-name="P21"><text:soft-page-break/><text:span text:style-name="T6">D</text:span><text:span text:style-name="T1">as nächste Diagramm D2 zeigt </text:span><text:span text:style-name="T6">die Maximalabweichung der Messdaten zum belegten Speicher nach Anzahl an Elementen zu den Mittelwerten an. </text:span></text:p>
      <text:p text:style-name="P14"/>
      <text:p text:style-name="P14"/>
      <text:p text:style-name="P14"><draw:frame draw:style-name="fr3" draw:name="Frame8" text:anchor-type="char" svg:x="0.0846in" svg:y="-0.1228in" svg:width="6.3402in" draw:z-index="2"><draw:text-box fo:min-height="4.6264in"><text:p text:style-name="D"><draw:frame draw:style-name="fr5" draw:name="Image8" text:anchor-type="paragraph" svg:x="0in" svg:y="0in" svg:width="6.4102in" style:rel-width="100%" svg:height="4.8102in" style:rel-height="scale" draw:z-index="3"><draw:image xlink:href="Pictures/1000850D00003F9A00002FBAEFEAF435DBC589B2.svg" xlink:type="simple" xlink:show="embed" xlink:actuate="onLoad" draw:mime-type="image/svg+xml"/><draw:image xlink:href="Pictures/1000020100000267000001CE17B2064C15A6F3C5.png" xlink:type="simple" xlink:show="embed" xlink:actuate="onLoad" draw:mime-type="image/png"/></draw:frame>D<text:span text:style-name="T42">2</text:span></text:p></draw:text-box></draw:frame></text:p>
      <text:p text:style-name="P15">Die Maximalabweichung <text:span text:style-name="T44">zum Mittelwert </text:span><text:span text:style-name="T43">bei der Speicherbelegung </text:span>beträgt sowohl für Array als auch für Liste <text:span text:style-name="T43">für alle Messwerte</text:span> null Bytes.</text:p>
      <text:p text:style-name="P4"><text:span text:style-name="T7">Dadurch lässt sich erschließen, dass die Speicherverwaltung fest vorgegeben ist.</text:span></text:p>
      <text:p text:style-name="P7"><text:span text:style-name="T45">Deshalb</text:span> wird <text:span text:style-name="T46">in den nächsten Kapitel</text:span> auf die Verwendung einer konkreten Messung des Speicherplatzes verzichtet und auf die Mittelwerte zurückgegriffen, weil alle Messergebnisse zum Speicher identisch sind, wie sich durch die Maximalabweichung von 0 Bytes für alle Stellen erkennen lässt.</text:p>
      <text:p text:style-name="P7"/>
      <text:p text:style-name="P22"/>
      <text:p text:style-name="P24">Speicherplatzverwaltung bei Arrays</text:p>
      <text:p text:style-name="P8">Im folgenden Abschnitt wird die Entwicklung der Speicherplatzverwendung bei Arrays analysiert und in Bezug zu den Grundlagen gesetzt. </text:p>
      <text:p text:style-name="P9"><text:span text:style-name="T14">Durch D</text:span><text:span text:style-name="T47">3</text:span><text:span text:style-name="T14"> </text:span>wird verdeutlicht, wie sich der Speicherbedarf durch <text:span text:style-name="T13">das Hinzufügen von Elementen </text:span><text:span text:style-name="T15">verändert</text:span><text:span text:style-name="T13">. </text:span></text:p>
      <text:p text:style-name="P16">I<draw:frame draw:style-name="fr3" draw:name="Frame1" text:anchor-type="char" svg:x="0.0291in" svg:y="-0.0035in" svg:width="6.4in" draw:z-index="4"><draw:text-box fo:min-height="4.8in"><text:p text:style-name="D"><draw:frame draw:style-name="fr4" draw:name="Image1" text:anchor-type="paragraph" svg:x="0in" svg:y="0in" svg:width="6.4in" style:rel-width="100%" svg:height="4.8in" style:rel-height="scale" draw:z-index="5"><draw:image xlink:href="Pictures/1000020100000280000001E0734150C3A7DFB03B.png" xlink:type="simple" xlink:show="embed" xlink:actuate="onLoad" draw:mime-type="image/png"/></draw:frame>D<text:span text:style-name="T55">3</text:span></text:p></draw:text-box></draw:frame>m Diagramm kann man ablesen, dass sich der Speicher für jedes hinzugefügte Element um acht Bytes vergrößert. <text:span text:style-name="T16">Somit erklärt sich auch das lineare Wachstum, welches man in D</text:span><text:span text:style-name="T17">1</text:span><text:span text:style-name="T16"> erkennen kann.</text:span></text:p>
      <text:p text:style-name="P10">Das lineare Wachstum ist darauf zurückzuführen, dass bei jedem Hinzufügen eines Elements ein neuer Array aus dem alten Array und dem neuen Element erstellt wird <text:span text:style-name="T19">und dabei kein Speicherplatz für das Hinzufügen von weiteren Elementen eingeplant wird.</text:span></text:p>
      <text:p text:style-name="P23"/>
      <text:p text:style-name="P25">Speicherplatzverwaltung bei <text:span text:style-name="T18">Listen</text:span></text:p>
      <text:p text:style-name="P17">Nun geht es um das Wachstum des belegten Speichers bei Listen. <text:span text:style-name="T20">Wie man </text:span><text:span text:style-name="T48">in</text:span><text:span text:style-name="T20"> D1 erkennen kann, wächst die Speicherbelegung stufenweise, anstatt monoton wie bei <text:s/>Arrays. </text:span><text:span text:style-name="T21">Das ist der Fall, weil bei jeder Vergrößerung des Speicherbedarfs der Liste rund 1/8 des zuvor benötigten Speicherplatzes zusätzlich reserviert wird. </text:span><text:span text:style-name="T22">Dadurch muss für neue Elemente kein neuer Speicherplatz beansprucht werden, sofern noch genug Platz für das neue Element freigehalten ist, was eine </text:span><text:span text:style-name="T26">Neu</text:span><text:span text:style-name="T22">positionierung der Liste </text:span><text:span text:style-name="T23">vermeide</text:span><text:span text:style-name="T25">n</text:span><text:span text:style-name="T23"> </text:span><text:span text:style-name="T24">kann</text:span><text:span text:style-name="T23">. </text:span></text:p>
      <text:p text:style-name="P17"><draw:frame draw:style-name="fr2" draw:name="Frame2" text:anchor-type="char" svg:width="6.4102in" draw:z-index="6"><draw:text-box fo:min-height="4.8102in"><text:p text:style-name="D"><draw:frame draw:style-name="fr4" draw:name="Image2" text:anchor-type="paragraph" svg:x="0in" svg:y="0in" svg:width="6.4102in" style:rel-width="100%" svg:height="4.8102in" style:rel-height="scale" draw:z-index="7"><draw:image xlink:href="Pictures/1000924500003F9A00002FBAD392C5E0E54DB0C5.svg" xlink:type="simple" xlink:show="embed" xlink:actuate="onLoad" draw:mime-type="image/svg+xml"/><draw:image xlink:href="Pictures/1000020100000267000001CE6DA01E75857AC0D5.png" xlink:type="simple" xlink:show="embed" xlink:actuate="onLoad" draw:mime-type="image/png"/></draw:frame>D<text:span text:style-name="T56">4</text:span></text:p></draw:text-box></draw:frame></text:p>
      <text:p text:style-name="P17"><text:span text:style-name="T52">In D</text:span><text:span text:style-name="T49">4</text:span><text:span text:style-name="T52"> ist abzulesen, dass die Größe der Speicherveränderungen linear steigt, dafür aber die Abstände zwischen den Speichervergrößerungen auch steigen, </text:span><text:span text:style-name="T27">da nur dann der Speicher vergrößert wird, wenn kein freigehaltener Platz für ein neues Element vorhanden ist. </text:span><text:span text:style-name="T28">Das ist unter anderem im Diagramm D1 sehr deutlich zu erkennen. </text:span><text:span text:style-name="T29">Der belegte Speicherplatz durch die Listen steigt immer dann an, wenn diese ungefähr so viel Platz belegen wie die Arrays, bei </text:span><text:span text:style-name="T30">denen</text:span><text:span text:style-name="T29"> kein Platz für neue Elemente reserviert wird. Das heißt auch, dass die Elemente, die den Listen hinzugefügt werden, sowohl bei </text:span><text:span text:style-name="T31">Arrays und Listen genau gleich viel Speicherplatz in Anspruch nehmen, also acht Bytes (siehe </text:span><text:span text:style-name="T56">D3</text:span><text:span text:style-name="T31">).</text:span></text:p>
      <text:p text:style-name="P17"><text:span text:style-name="T32">In D</text:span><text:span text:style-name="T51">5</text:span><text:span text:style-name="T32"> wird deutlich, dass nach rund 9700 hinzugefügten Elementen und einer Speicher</text:span><text:span text:style-name="T33">belegung von rund 7</text:span><text:span text:style-name="T59">8000</text:span><text:span text:style-name="T33"> Bytes eine Vergrößerung des beanspruchten Speichers </text:span><text:span text:style-name="T34">der Liste</text:span><text:span text:style-name="T33"> stattfindet. </text:span></text:p>
      <text:p text:style-name="P18"/>
      <text:p text:style-name="P19"><draw:frame draw:style-name="fr1" draw:name="Frame3" text:anchor-type="char" svg:x="-0.0354in" svg:y="0.0898in" svg:width="5.4602in" draw:z-index="8"><draw:text-box fo:min-height="4.1339in"><text:p text:style-name="D"><draw:frame draw:style-name="fr4" draw:name="Image3" text:anchor-type="paragraph" svg:x="0in" svg:y="0in" svg:width="6.4in" style:rel-width="100%" svg:height="4.8in" style:rel-height="scale" draw:z-index="9"><draw:image xlink:href="Pictures/1000020100000280000001E0AD74370640E5DFE4.png" xlink:type="simple" xlink:show="embed" xlink:actuate="onLoad" draw:mime-type="image/png"/></draw:frame>D<text:span text:style-name="T57">5</text:span></text:p></draw:text-box></draw:frame><draw:frame draw:style-name="fr1" draw:name="Frame4" text:anchor-type="char" svg:x="-0.0354in" svg:y="4.3756in" svg:width="5.4382in" draw:z-index="10"><draw:text-box fo:min-height="4.3146in"><text:p text:style-name="D"><draw:frame draw:style-name="fr4" draw:name="Image4" text:anchor-type="paragraph" svg:x="0in" svg:y="0in" svg:width="6.4in" style:rel-width="100%" svg:height="4.8in" style:rel-height="scale" draw:z-index="11"><draw:image xlink:href="Pictures/1000020100000280000001E045F1EF05037CE6D2.png" xlink:type="simple" xlink:show="embed" xlink:actuate="onLoad" draw:mime-type="image/png"/></draw:frame>D<text:span text:style-name="T58">6</text:span></text:p></draw:text-box></draw:frame><text:soft-page-break/><text:span text:style-name="T53">In D</text:span><text:span text:style-name="T50">6</text:span><text:span text:style-name="T53"> kann man erkennen, dass bei genau der gleichen Speicherplatzvergrößerung bei nach rund 9700 hinzugefügten Elementen, der belegte Speicherplatz um rund 9800 Bytes steigt. </text:span><text:span text:style-name="T35">Zum Vergleich: </text:span><text:span text:style-name="T36">7</text:span><text:span text:style-name="T60">8000</text:span><text:span text:style-name="T37">Bytes</text:span><text:span text:style-name="T36"> * 1/8 = 97</text:span><text:span text:style-name="T61">50</text:span><text:span text:style-name="T37">Bytes</text:span><text:span text:style-name="T36">. </text:span><text:span text:style-name="T38">Somit wird verdeutlicht, dass die Speichervergrößerung bei der Liste tatsächlich rund 1/8 des zuvor belegten Speichers beträgt.</text:span></text:p>
      <text:h text:style-name="P12" text:outline-level="3">Fazit</text:h>
      <text:h text:style-name="P12" text:outline-level="3">Anhang</text:h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" style:family="paragraph" style:parent-style-name="Caption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0T09:30:58.136000000</meta:creation-date>
    <dc:date>2021-04-23T20:57:05.763000000</dc:date>
    <meta:editing-duration>PT5H2M12S</meta:editing-duration>
    <meta:editing-cycles>162</meta:editing-cycles>
    <meta:generator>LibreOffice/7.1.0.3$Windows_X86_64 LibreOffice_project/f6099ecf3d29644b5008cc8f48f42f4a40986e4c</meta:generator>
    <meta:document-statistic meta:table-count="0" meta:image-count="6" meta:object-count="0" meta:page-count="13" meta:paragraph-count="34" meta:word-count="558" meta:character-count="3915" meta:non-whitespace-character-count="3383"/>
  </office:meta>
</office:document-meta>
</file>